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539d"/>
    </style:style>
    <style:style style:name="P2" style:family="paragraph" style:parent-style-name="Standard">
      <style:text-properties fo:font-size="28pt" fo:font-weight="bold" officeooo:paragraph-rsid="0013539d" style:font-size-asian="28pt" style:font-weight-asian="bold" style:font-size-complex="28pt" style:font-weight-complex="bold"/>
    </style:style>
    <style:style style:name="P3" style:family="paragraph" style:parent-style-name="Standard">
      <style:text-properties fo:font-weight="bold" officeooo:paragraph-rsid="0013539d" style:font-weight-asian="bold" style:font-weight-complex="bold"/>
    </style:style>
    <style:style style:name="P4" style:family="paragraph" style:parent-style-name="Standard">
      <style:text-properties fo:font-weight="bold" officeooo:paragraph-rsid="0013c22d" style:font-weight-asian="bold" style:font-weight-complex="bold"/>
    </style:style>
    <style:style style:name="P5" style:family="paragraph" style:parent-style-name="Standard">
      <style:text-properties fo:font-weight="normal" officeooo:rsid="0013802c" officeooo:paragraph-rsid="0013802c" style:font-weight-asian="normal" style:font-weight-complex="normal"/>
    </style:style>
    <style:style style:name="P6" style:family="paragraph" style:parent-style-name="Standard">
      <style:text-properties fo:font-weight="normal" officeooo:rsid="0013c22d" officeooo:paragraph-rsid="0013c22d" style:font-weight-asian="normal" style:font-weight-complex="normal"/>
    </style:style>
    <style:style style:name="P7" style:family="paragraph" style:parent-style-name="Standard">
      <style:text-properties officeooo:rsid="0013802c" officeooo:paragraph-rsid="0013802c"/>
    </style:style>
    <style:style style:name="T1" style:family="text">
      <style:text-properties fo:font-variant="normal" fo:text-transform="none" fo:color="#202124" style:font-name="arial" fo:font-size="12pt" fo:letter-spacing="normal" fo:font-style="normal" fo:font-weight="normal"/>
    </style:style>
    <style:style style:name="T2" style:family="text">
      <style:text-properties fo:font-variant="normal" fo:text-transform="none" fo:color="#202124" style:font-name="arial" fo:font-size="12pt" fo:letter-spacing="normal" fo:font-style="normal" fo:font-weight="normal" officeooo:rsid="0013c2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estiones. XML </text:p>
      <text:p text:style-name="P1"/>
      <text:p text:style-name="P3">Conceptos básicos </text:p>
      <text:p text:style-name="P1"/>
      <text:p text:style-name="P3">1. ¿Qué es SGML?</text:p>
      <text:p text:style-name="P3"/>
      <text:p text:style-name="P7">En inglés quiere decir Standard Generalized Markup System y hace referencia a que es estándar para defnir lenguajes de marcado generalizados. Fue de los primeros en inventarse y su mayor problema era que no permitía representar de manera adecuada grandes cantidades de información </text:p>
      <text:p text:style-name="P1"/>
      <text:p text:style-name="P3">2. ¿Qué es XML?</text:p>
      <text:p text:style-name="P5">Es un estándar para crear lenguajes y se creó como solución para facilitar esa representación que le era tan complicada a SGML</text:p>
      <text:p text:style-name="P3"/>
      <text:p text:style-name="P3"/>
      <text:p text:style-name="P3">3. ¿Qué similitudes y diferencias tienen HTML y XML?</text:p>
      <text:p text:style-name="P3"/>
      <text:p text:style-name="P6">Se parecen en el formato de escritura porque los dos vienen de SGML, sin embargo, sus funciones son muy diferentes. Mientras que XML se emplea para la descripción de información, HTML se usa para darle formato y presentarla a través de un navegador</text:p>
      <text:p text:style-name="P3"/>
      <text:p text:style-name="P3">4. ¿Qué utilidad tiene el XML?</text:p>
      <text:p text:style-name="P3"/>
      <text:p text:style-name="P6">Descripción de información.</text:p>
      <text:p text:style-name="P3"/>
      <text:p text:style-name="P3">5. Explica cómo se estructura un documento XML.</text:p>
      <text:p text:style-name="P3"/>
      <text:p text:style-name="P4"><text:span text:style-name="T1">Los elementos de un documento XML deben seguir una estructura de “árbol” (estrictamente jerárquica). Los elementos no se pueden superponer entre ellos. Sólo puede haber un elemento ra</text:span><text:span text:style-name="T2">í</text:span><text:span text:style-name="T1">z, en el que estén contenidos todos los demás.</text:span></text:p>
      <text:p text:style-name="P3"/>
      <text:p text:style-name="P3"/>
      <text:p text:style-name="P3"/>
      <text:p text:style-name="P3">6. Representa la información para el envío de una carta postal mediante HTML y mediante XML.</text:p>
      <text:p text:style-name="P3">Los datos para el envío de la primera carta son: </text:p>
      <text:p text:style-name="P3"/>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08:10:22.742591641</meta:creation-date>
    <dc:date>2021-09-22T09:45:13.293260090</dc:date>
    <meta:editing-duration>PT10M44S</meta:editing-duration>
    <meta:editing-cycles>2</meta:editing-cycles>
    <meta:generator>LibreOffice/6.4.6.2$Linux_X86_64 LibreOffice_project/40$Build-2</meta:generator>
    <meta:document-statistic meta:table-count="0" meta:image-count="0" meta:object-count="0" meta:page-count="1" meta:paragraph-count="14" meta:word-count="208" meta:character-count="1247" meta:non-whitespace-character-count="1049"/>
  </office:meta>
</office:document-meta>
</file>